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54635571D80FC659942.png" manifest:media-type="image/png"/>
  <manifest:file-entry manifest:full-path="Pictures/1000000000000027000000265FA7C35867A8363F.png" manifest:media-type="image/png"/>
  <manifest:file-entry manifest:full-path="Pictures/100000000000014C0000012CD14BBC7B20D81CDA.png" manifest:media-type="image/png"/>
  <manifest:file-entry manifest:full-path="Pictures/100000000000010D000000FF989F6993DDF5F669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draw:frame draw:style-name="fr1" draw:name="Image277" text:anchor-type="page" text:anchor-page-number="1" svg:x="502.7pt" svg:y="460.09pt" svg:width="432pt" svg:height="648pt" draw:z-index="0">
        <draw:image xlink:href="Pictures/10000201000003840000054635571D80FC659942.png" xlink:type="simple" xlink:show="embed" xlink:actuate="onLoad"/>
      </draw:frame>
      <text:p text:style-name="P9"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4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5FA7C35867A8363F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5FA7C35867A8363F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5FA7C35867A8363F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5FA7C35867A8363F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5FA7C35867A8363F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5FA7C35867A8363F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5FA7C35867A8363F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5FA7C35867A8363F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5FA7C35867A8363F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5FA7C35867A8363F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6:09.090917097</meta:creation-date>
    <meta:editing-duration>P0D</meta:editing-duration>
    <meta:editing-cycles>1</meta:editing-cycles>
    <meta:generator>LibreOffice/5.0.3.2$Linux_x86 LibreOffice_project/e5f16313668ac592c1bfb310f4390624e3dbfb75</meta:generator>
    <dc:title>designing-with-libreoffice</dc:title>
    <meta:initial-creator>Bruce Byfield</meta:initial-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4:36:08.617165393"/>
  </office:meta>
</office:document-meta>
</file>